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03bf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fo:font-size="12pt" fo:language="nl" fo:country="NL" fo:font-style="normal" fo:font-weight="normal" officeooo:rsid="0dc0884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3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50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1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2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3" style:family="text">
      <style:text-properties fo:color="#000000" style:font-name="Ubuntu3" fo:font-size="12pt" style:font-size-asian="12pt" style:font-size-complex="12pt"/>
    </style:style>
    <style:style style:name="T354" style:family="text">
      <style:text-properties fo:color="#000000" style:font-name="Ubuntu3" fo:font-size="12pt" officeooo:rsid="004804ae" style:font-size-asian="12pt" style:font-size-complex="12pt"/>
    </style:style>
    <style:style style:name="T355" style:family="text">
      <style:text-properties fo:color="#000000" style:font-name="Ubuntu3" fo:font-size="12pt" officeooo:rsid="0d21a97c" style:font-size-asian="12pt" style:font-size-complex="12pt"/>
    </style:style>
    <style:style style:name="T356" style:family="text">
      <style:text-properties fo:color="#000000" style:font-name="Ubuntu3" fo:font-size="12pt" officeooo:rsid="0d2ecc1a" style:font-size-asian="12pt" style:font-size-complex="12pt"/>
    </style:style>
    <style:style style:name="T357" style:family="text">
      <style:text-properties fo:color="#000000" style:text-underline-style="none" officeooo:rsid="0bd0b23f" style:font-size-asian="12pt" style:font-size-complex="12pt"/>
    </style:style>
    <style:style style:name="T35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4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5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style:use-window-font-color="true"/>
    </style:style>
    <style:style style:name="T37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officeooo:rsid="047da547"/>
    </style:style>
    <style:style style:name="T409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fo:font-size="12pt" style:font-size-asian="12pt" style:font-size-complex="12pt"/>
    </style:style>
    <style:style style:name="T411" style:family="text">
      <style:text-properties fo:font-size="12pt" officeooo:rsid="02eddb5a" style:font-size-asian="12pt" style:font-size-complex="12pt"/>
    </style:style>
    <style:style style:name="T412" style:family="text">
      <style:text-properties fo:font-size="12pt" officeooo:rsid="064c9632" style:font-size-asian="12pt" style:font-size-complex="12pt"/>
    </style:style>
    <style:style style:name="T413" style:family="text">
      <style:text-properties officeooo:rsid="047fb57c"/>
    </style:style>
    <style:style style:name="T414" style:family="text">
      <style:text-properties officeooo:rsid="047da547"/>
    </style:style>
    <style:style style:name="T415" style:family="text">
      <style:text-properties officeooo:rsid="01657261" style:font-size-asian="12pt" style:font-size-complex="12pt"/>
    </style:style>
    <style:style style:name="T416" style:family="text">
      <style:text-properties officeooo:rsid="04473353"/>
    </style:style>
    <style:style style:name="T417" style:family="text">
      <style:text-properties fo:font-weight="normal" style:font-weight-asian="normal" style:font-weight-complex="normal"/>
    </style:style>
    <style:style style:name="T418" style:family="text">
      <style:text-properties officeooo:rsid="06049971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officeooo:rsid="06049971" style:font-weight-asian="bold" style:font-weight-complex="bold"/>
    </style:style>
    <style:style style:name="T421" style:family="text">
      <style:text-properties officeooo:rsid="0594b105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officeooo:rsid="06049971" style:font-style-asian="italic" style:font-style-complex="italic"/>
    </style:style>
    <style:style style:name="T424" style:family="text">
      <style:text-properties officeooo:rsid="0aace3cd"/>
    </style:style>
    <style:style style:name="T42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6" style:family="text">
      <style:text-properties fo:font-size="10pt" officeooo:rsid="06049971" style:font-size-asian="10pt" style:font-size-complex="10pt"/>
    </style:style>
    <style:style style:name="T427" style:family="text">
      <style:text-properties fo:font-size="10pt" officeooo:rsid="0d7d740a" style:font-size-asian="10pt" style:font-size-complex="10pt"/>
    </style:style>
    <style:style style:name="T428" style:family="text">
      <style:text-properties officeooo:rsid="0394a435"/>
    </style:style>
    <style:style style:name="T42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5" style:family="text">
      <style:text-properties officeooo:rsid="0b668458"/>
    </style:style>
    <style:style style:name="T436" style:family="text">
      <style:text-properties officeooo:rsid="0c125172"/>
    </style:style>
    <style:style style:name="T437" style:family="text">
      <style:text-properties officeooo:rsid="0d2d19da"/>
    </style:style>
    <style:style style:name="T438" style:family="text">
      <style:text-properties officeooo:rsid="0d3bc5c4"/>
    </style:style>
    <style:style style:name="T439" style:family="text">
      <style:text-properties officeooo:rsid="0d3fc4ec"/>
    </style:style>
    <style:style style:name="T440" style:family="text">
      <style:text-properties officeooo:rsid="0d4b2054"/>
    </style:style>
    <style:style style:name="T441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2" style:family="text">
      <style:text-properties officeooo:rsid="0d781c5d"/>
    </style:style>
    <style:style style:name="T443" style:family="text">
      <style:text-properties officeooo:rsid="0d7d740a"/>
    </style:style>
    <style:style style:name="T444" style:family="text">
      <style:text-properties officeooo:rsid="0d87d73f"/>
    </style:style>
    <style:style style:name="T445" style:family="text">
      <style:text-properties officeooo:rsid="0d88b8d0"/>
    </style:style>
    <style:style style:name="T446" style:family="text">
      <style:text-properties fo:font-style="normal" style:font-style-asian="normal" style:font-style-complex="normal"/>
    </style:style>
    <style:style style:name="T447" style:family="text">
      <style:text-properties officeooo:rsid="0db2fd57"/>
    </style:style>
    <style:style style:name="T448" style:family="text">
      <style:text-properties officeooo:rsid="0db4d737"/>
    </style:style>
    <style:style style:name="T449" style:family="text">
      <style:text-properties officeooo:rsid="0db5d4ba"/>
    </style:style>
    <style:style style:name="T450" style:family="text">
      <style:text-properties officeooo:rsid="0db5fe7f"/>
    </style:style>
    <style:style style:name="T451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1">C</text:span></text:span><text:span text:style-name="Strong_20_Emphasis"><text:span text:style-name="T316">hecklist voor </text:span></text:span><text:span text:style-name="Strong_20_Emphasis"><text:span text:style-name="T326">de installatie</text:span></text:span><text:span text:style-name="Strong_20_Emphasis"><text:span text:style-name="T316"> van </text:span></text:span><text:reference-mark-start text:name="Distributie"/><text:span text:style-name="Strong_20_Emphasis"><text:span text:style-name="T327">Debian</text:span></text:span><text:reference-mark-end text:name="Distributie"/><text:span text:style-name="Strong_20_Emphasis"><text:span text:style-name="T319"> </text:span></text:span><text:reference-mark-start text:name="Versie"/><text:span text:style-name="Strong_20_Emphasis"><text:span text:style-name="T327">1</text:span></text:span><text:span text:style-name="Strong_20_Emphasis"><text:span text:style-name="T325">0</text:span></text:span><text:span text:style-name="Strong_20_Emphasis"><text:span text:style-name="T324"> LTS</text:span></text:span><text:reference-mark-end text:name="Versie"/><text:span text:style-name="Strong_20_Emphasis"><text:span text:style-name="T317"><text:note text:id="ftn1" text:note-class="footnote"><text:note-citation>1</text:note-citation><text:note-body><text:p text:style-name="P85"><text:span text:style-name="T428">Deze versie heeft codenaam </text:span><text:span text:style-name="T363">B</text:span><text:span text:style-name="T435">uster </text:span><text:span text:style-name="T436">(buster)</text:span><text:span text:style-name="T435"> </text:span><text:span text:style-name="T364">en is een zogenaamde LTS-versie <text:line-break/>(Long-Term Support, langetermijnondersteuning). <text:s/></text:span><text:span text:style-name="T365">Deze</text:span><text:span text:style-name="T364"> LTS-versie versch</text:span><text:span text:style-name="T365">een</text:span><text:span text:style-name="T364"> <text:line-break/>in </text:span><text:span text:style-name="T365">juli</text:span><text:span text:style-name="T364"> 20</text:span><text:span text:style-name="T365">19</text:span><text:span text:style-name="T364"> en wordt vanaf vrijgave 5 jaar ondersteund</text:span><text:span text:style-name="T366"> </text:span><text:span text:style-name="T364">(</text:span><text:span text:style-name="T367">updates </text:span><text:span text:style-name="T364">tot </text:span><text:span text:style-name="T365">juli </text:span><text:span text:style-name="T364">202</text:span><text:span text:style-name="T365">4</text:span><text:span text:style-name="T366">)</text:span><text:span text:style-name="T368">.</text:span></text:p></text:note-body></text:note></text:span></text:span><text:span text:style-name="Strong_20_Emphasis"><text:span text:style-name="T317"> </text:span></text:span><text:reference-mark-start text:name="Editie"/><text:span text:style-name="Strong_20_Emphasis"><text:span text:style-name="T318">desktop</text:span></text:span><text:reference-mark-end text:name="Editie"/><text:span text:style-name="Strong_20_Emphasis"><text:span text:style-name="T320">.</text:span></text:span></text:p>
      <text:p text:style-name="P13"/>
      <text:p text:style-name="P31"><text:span text:style-name="T18">Kijk op</text:span><text:span text:style-name="T31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6"> </text:span><text:span text:style-name="T377">voor</text:span><text:span text:style-name="T378"> </text:span><text:span text:style-name="T379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3">ul de waarden in het tekstvak achter de </text:span><text:span text:style-name="Definition"><text:span text:style-name="T414">schuingedrukte</text:span></text:span> <text:span text:style-name="T414">woorden </text:span><text:span text:style-name="T408">(zie toelichting)</text:span><text:span text:style-name="T414">:</text:span></text:p>
      <text:p text:style-name="P4"><text:span text:style-name="Definition"><text:span text:style-name="T384">g</text:span></text:span><text:span text:style-name="Definition"><text:span text:style-name="T383">ebruiker</text:span></text:span><text:span text:style-name="Definition"><text:span text:style-name="T385"><text:tab/><text:tab/></text:span></text:span><text:span text:style-name="Definition"><text:span text:style-name="T376"> <text:tab/><text:tab/></text:span></text:span><text:span text:style-name="T386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6"><text:tab/></text:span><text:span text:style-name="T387">(</text:span><text:span text:style-name="T405">volledige naam, bijv. </text:span><text:span text:style-name="T407">Karel Kamer</text:span><text:span text:style-name="T406">)</text:span></text:p>
      <text:p text:style-name="Standard"><text:span text:style-name="Definition"><text:span text:style-name="T384">g</text:span></text:span><text:span text:style-name="Definition"><text:span text:style-name="T383">ebruikersnaam<text:tab/><text:tab/></text:span></text:span><text:span text:style-name="Definition"><text:span text:style-name="T383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3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399">c</text:span></text:span><text:span text:style-name="Definition"><text:span text:style-name="T398">omputernaam<text:tab/><text:tab/></text:span></text:span><text:span text:style-name="Definition"><text:span text:style-name="T386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unieke naam van de compute</text:span></text:span><text:span text:style-name="Definition"><text:span text:style-name="T389">r</text:span></text:span><text:span text:style-name="Definition"><text:span text:style-name="T390">)</text:span></text:span></text:p>
      <text:p text:style-name="P3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6"><text:tab/><text:tab/><text:tab/></text:span></text:span><text:span text:style-name="Definition"><text:span text:style-name="T386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to</text:span></text:span><text:span text:style-name="Definition"><text:span text:style-name="T395">ets voor het opstartmedium</text:span></text:span><text:span text:style-name="Definition"><text:span text:style-name="T396">)</text:span></text:span></text:p>
      <text:p text:style-name="P3"><text:span text:style-name="Definition"><text:span text:style-name="T400">i</text:span></text:span><text:span text:style-name="Definition"><text:span text:style-name="T401">nstellingen</text:span></text:span><text:span text:style-name="T390"><text:tab/> <text:tab/><text:tab/></text:span><text:span text:style-name="T390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90"><text:tab/>(</text:span><text:span text:style-name="T388">toets voor het BIOS/UEFI-scherm</text:span><text:span text:style-name="T390">)</text:span></text:p>
      <text:p text:style-name="P6"><text:span text:style-name="Definition"><text:span text:style-name="T380">2</text:span></text:span><text:span text:style-name="Definition"><text:span text:style-name="T382">e </text:span></text:span><text:span text:style-name="Definition"><text:span text:style-name="T402">gebr</text:span></text:span><text:span text:style-name="Definition"><text:span text:style-name="T380">uiker </text:span></text:span><text:span text:style-name="Definition"><text:span text:style-name="T381">(evt.)</text:span></text:span><text:span text:style-name="T390"><text:tab/></text:span><text:span text:style-name="T390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90"><text:tab/>(volledige naam </text:span><text:span text:style-name="T393">evt. </text:span><text:span text:style-name="T397">2</text:span><text:span text:style-name="T409">e</text:span><text:span text:style-name="T397"> </text:span><text:span text:style-name="T390">gebruiker)</text:span></text:p>
      <text:p text:style-name="P6"><text:span text:style-name="Definition"><text:span text:style-name="T380">2</text:span></text:span><text:span text:style-name="Definition"><text:span text:style-name="T382">e</text:span></text:span><text:span text:style-name="Definition"><text:span text:style-name="T380"> </text:span></text:span><text:span text:style-name="Definition"><text:span text:style-name="T403">g</text:span></text:span><text:span text:style-name="Definition"><text:span text:style-name="T404">ebruikersnaam</text:span></text:span><text:span text:style-name="T390"><text:tab/></text:span><text:span text:style-name="T390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90"><text:tab/>(</text:span><text:span text:style-name="T388">korte naam </text:span><text:span text:style-name="T393">ev</text:span><text:span text:style-name="T394">entuele</text:span><text:span text:style-name="T393"> </text:span><text:span text:style-name="T397">2</text:span><text:span text:style-name="T409">e</text:span><text:span text:style-name="T397"> </text:span><text:span text:style-name="T391">gebr</text:span><text:span text:style-name="T392">uiker</text:span><text:span text:style-name="T390">)</text:span></text:p>
      <text:p text:style-name="P5"><text:span text:style-name="T334">Vervang </text:span><text:span text:style-name="Definition"><text:span text:style-name="T15">schuingedrukte</text:span></text:span><text:span text:style-name="T334"> </text:span><text:span text:style-name="T335">woorden </text:span><text:span text:style-name="T334">in deze checklist door </text:span><text:span text:style-name="T335">boven</text:span><text:span text:style-name="T334">staande waarden.</text:span></text:p>
      <text:p text:style-name="P15"/>
      <text:p text:style-name="P2"><text:span text:style-name="Strong_20_Emphasis"><text:span text:style-name="T329"/></text:span></text:p>
      <text:p text:style-name="P34"><text:span text:style-name="Strong_20_Emphasis"><text:span text:style-name="T137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7"><text:s/><text:tab/></text:span></text:span><text:span text:style-name="T330">Nog niet op Linux?<text:tab/></text:span><text:span text:style-name="T358"></text:span><text:span text:style-name="T336"> </text:span><text:span text:style-name="T337">G</text:span><text:span text:style-name="T331">ebruik </text:span><text:span text:style-name="Strong_20_Emphasis"><text:span text:style-name="T373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2"> onder </text:span><text:span text:style-name="T342">Linux</text:span><text:span text:style-name="T333">.</text:span></text:p>
      <text:p text:style-name="P48"><text:span text:style-name="Strong_20_Emphasis"><text:span text:style-name="T137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7"><text:s/><text:tab/></text:span></text:span><text:span text:style-name="T338">Nieuwe installatie?<text:tab/></text:span><text:span text:style-name="T359"></text:span><text:span text:style-name="T341"><text:tab/></text:span><text:span text:style-name="T340">B</text:span><text:span text:style-name="T338">egin bij hoofdstuk </text:span><text:span text:style-name="T338"><text:bookmark-ref text:reference-format="page" text:ref-name="__RefNumPara__4009_1271708128">2</text:bookmark-ref></text:span><text:span text:style-name="T338"><text:s text:c="2"/></text:span><text:span text:style-name="T339"><text:bookmark-ref text:reference-format="text" text:ref-name="__RefNumPara__4009_1271708128">Installatie uitvoeren</text:bookmark-ref></text:span><text:span text:style-name="T339">.</text:span></text:p>
      <text:p text:style-name="P1"><text:span text:style-name="Strong_20_Emphasis"><text:span text:style-name="T328"/></text:span></text:p>
      <text:list xml:id="list404670054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727779575968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72777957686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72777958049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72777953190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72777958385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72777958113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72777957241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200329017991790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2777954030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3">Start de computer op vanaf </text:span><text:span text:style-name="T354">een </text:span><text:span text:style-name="T354"><text:reference-ref text:reference-format="text" text:ref-name="Distributie">Debian</text:reference-ref></text:span><text:span text:style-name="T354"><text:s/></text:span><text:span text:style-name="T356">(</text:span><text:span text:style-name="T355">Live</text:span><text:span text:style-name="T204"><text:note text:id="ftn3" text:note-class="footnote"><text:note-citation>1</text:note-citation><text:note-body><text:p text:style-name="P82"><text:span text:style-name="T416">Vanaf ee</text:span>n Live <text:span text:style-name="T424">USB-stick of </text:span><text:span text:style-name="T369">CD</text:span><text:span text:style-name="T6"> </text:span>kunt <text:span text:style-name="T416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5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2">d</text:span><text:span text:style-name="T438"> </text:span><text:span text:style-name="T371">e</text:span><text:span text:style-name="T445">e</text:span><text:span text:style-name="T447">n</text:span><text:span text:style-name="T445"> </text:span><text:span text:style-name="T442">Netwerk installer </text:span><text:span text:style-name="T438">CD</text:span><text:span text:style-name="T442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4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37">Live CD </text:span><text:span text:style-name="T442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5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48">van </text:span>min<text:span text:style-name="T449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1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5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5">instellingen</text:span></text:span><text:span text:style-name="T199">.</text:span></text:p>
          </table:table-cell>
        </table:table-row>
        <table:table-row table:style-name="TableLine947277798542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7277799213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727779922080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727779922336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72777992259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70">R</text:span><text:span text:style-name="T443">aadpleeg </text:span><text:a xlink:type="simple" xlink:href="https://wiki.debian.org/Firmware" text:style-name="Internet_20_link" text:visited-style-name="Visited_20_Internet_20_Link"><text:span text:style-name="T427">wiki.debian.org/Firmware</text:span></text:a> <text:span text:style-name="T444">voor firmwarebestanden </text:span><text:span text:style-name="T450">voor, </text:span><text:span text:style-name="T444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7277799228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72777992310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727779923360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7277799236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727779923872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7277799241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727779924384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727779924640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6">Als</text:span> het scherm <text:span text:style-name="T419">Software-selectie</text:span> verschijnt, <text:span text:style-name="T422">dat is als de Netwerk installer CD wordt gebruikt</text:span>, klik <text:span text:style-name="T439">in keuzevak </text:span>voor <text:span text:style-name="T419">GNOME</text:span> en klik op <text:span text:style-name="T419">Volgende</text:span>.</text:p>
          </table:table-cell>
        </table:table-row>
        <table:table-row table:style-name="TableLine9472777992489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7277799251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2777992540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200330162138996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2777984972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727780112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277800678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7277801231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72778006534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7277801140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727780062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277801179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72778005444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8">Klik op </text:span><text:span text:style-name="T351">Updates</text:span><text:span text:style-name="T349"> en a</text:span><text:span text:style-name="T347">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57">Downloaden</text:span></text:span><text:span text:style-name="T345"> </text:span><text:span text:style-name="T350">en vervolgens op </text:span><text:span text:style-name="T352">Herstarten &amp; bijwerken</text:span><text:span text:style-name="T350">.</text:span></text:p>
          </table:table-cell>
        </table:table-row>
        <table:table-row table:style-name="TableLine9472777999204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6">A</text:span><text:span text:style-name="T421">anmelden als </text:span><text:span text:style-name="Definition"><text:span text:style-name="T8">gebruiker</text:span></text:span>.</text:p>
          </table:table-cell>
        </table:table-row>
        <table:table-row table:style-name="TableLine94727779992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27779993232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727779993824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5">kz</text:span></text:span><text:span text:style-name="User_20_Entry"><text:span text:style-name="T310"><text:line-break/>bash </text:span></text:span><text:span text:style-name="User_20_Entry"><text:span text:style-name="T315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727779994416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2777999500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7277799956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7277800928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200330563235106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2778010350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18">Na aanmelden als </text:span><text:span text:style-name="T423">andere gebruiker</text:span><text:span text:style-name="T418">, </text:span><text:span text:style-name="T440">zoek en </text:span><text:span text:style-name="T418">start</text:span><text:span text:style-name="T426"> </text:span><text:span text:style-name="T425">In</text:span><text:span text:style-name="T420">stallatiemenu</text:span><text:span text:style-name="Strong_20_Emphasis"><text:span text:style-name="T294"> </text:span></text:span><text:span text:style-name="T418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7277800748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7">Volg de aanwijzingen op het scherm.</text:span></text:span></text:p>
          </table:table-cell>
        </table:table-row>
        <table:table-row table:style-name="TableLine947277803182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72778031881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7277802526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72778025328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727780313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7277803136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7277803142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7277803085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72778030910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7277803096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7277803060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7277803066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7277803072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2">De installatie van </text:span><text:span text:style-name="T322"><text:reference-ref text:reference-format="text" text:ref-name="Distributie">Debian</text:reference-ref></text:span><text:span text:style-name="T322"><text:s/></text:span><text:span text:style-name="T323"><text:reference-ref text:reference-format="text" text:ref-name="Versie">10 LTS</text:reference-ref></text:span><text:span text:style-name="T322"><text:s/></text:span><text:span text:style-name="T322"><text:reference-ref text:reference-format="text" text:ref-name="Editie">desktop</text:reference-ref></text:span><text:span text:style-name="T322"><text:s/>is voltooid.</text:span></text:p>
      <text:p text:style-name="P26"/>
      <text:p text:style-name="P25"><text:span text:style-name="T412">E</text:span><text:span text:style-name="T411">inde c</text:span><text:span text:style-name="T410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1">Auteursrecht </text:span><text:span text:style-name="Strong_20_Emphasis"><text:span text:style-name="T430">© </text:span></text:span><text:span text:style-name="Strong_20_Emphasis"><text:span text:style-name="T429">2</text:span></text:span><text:span text:style-name="T431">020-</text:span><text:span text:style-name="T433">2021</text:span><text:span text:style-name="T431"> Karel Zimmer.</text:span></text:p>
      <text:p text:style-name="P9"/>
      <text:p text:style-name="P11"><text:span text:style-name="T432">Creative Commons Naamsvermelding-GelijkDelen Internationaal</text:span><text:span text:style-name="T434">-</text:span><text:span text:style-name="T43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09T20:03:28.722164458">09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9T20:03:28.622011205</dc:date>
    <meta:keyword>Installatie</meta:keyword>
    <meta:keyword>Checklist</meta:keyword>
    <meta:keyword>Linux</meta:keyword>
    <meta:editing-cycles>6279</meta:editing-cycles>
    <meta:editing-duration>P11DT2H16M28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0" meta:character-count="6747" meta:non-whitespace-character-count="5756"/>
    <meta:user-defined meta:name="Info 1"/>
    <meta:user-defined meta:name="Info 2"/>
    <meta:user-defined meta:name="Info 3"/>
    <meta:user-defined meta:name="Info 4"/>
  </office:meta>
</office:document-meta>
</file>